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11in"/>
    </style:style>
    <style:style style:name="co2" style:family="table-column">
      <style:table-column-properties fo:break-before="auto" style:column-width="1.3508in"/>
    </style:style>
    <style:style style:name="co3" style:family="table-column">
      <style:table-column-properties fo:break-before="auto" style:column-width="1.7075in"/>
    </style:style>
    <style:style style:name="co4" style:family="table-column">
      <style:table-column-properties fo:break-before="auto" style:column-width="1.0862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2" style:family="table-cell" style:parent-style-name="Default">
      <style:text-properties fo:font-size="12pt" style:font-size-asian="12pt" style:font-size-complex="12pt"/>
    </style:style>
    <style:style style:name="ce3" style:family="table-cell" style:parent-style-name="Default">
      <style:table-cell-properties fo:background-color="#ffff00"/>
      <style:text-properties fo:font-size="12pt" style:font-size-asian="12pt" style:font-size-complex="12pt"/>
    </style:style>
    <style:style style:name="ce4" style:family="table-cell" style:parent-style-name="Default" style:data-style-name="N121">
      <style:text-properties fo:font-size="12pt" style:font-size-asian="12pt" style:font-size-complex="12pt"/>
    </style:style>
    <style:style style:name="ce5" style:family="table-cell" style:parent-style-name="Default" style:data-style-name="N121">
      <style:table-cell-properties fo:background-color="#ffff00"/>
      <style:text-properties fo:font-size="12pt" style:font-size-asian="12pt" style:font-size-complex="12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8.0469in" svg:height="4.526in" svg:x="4.3425in" svg:y="0.2268in">
            <draw:object draw:notify-on-update-of-ranges="Sheet1.A2:Sheet1.A10 Sheet1.B1:Sheet1.B1 Sheet1.B2:Sheet1.B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020" table:default-cell-style-name="ce2"/>
        <table:table-row table:style-name="ro1">
          <table:table-cell table:style-name="ce1" office:value-type="string" calcext:value-type="string">
            <text:p>nk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Relative Erro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91.08705375" calcext:value-type="float">
            <text:p>-91.08705375</text:p>
          </table:table-cell>
          <table:table-cell table:style-name="ce1"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91.2303504" calcext:value-type="float">
            <text:p>-91.2303504</text:p>
          </table:table-cell>
          <table:table-cell table:style-name="ce4" table:formula="of:=ABS([.B2]-[.B3])" office:value-type="float" office:value="0.143296650000011" calcext:value-type="float">
            <text:p>0.14329665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91.26249095" calcext:value-type="float">
            <text:p>-91.26249095</text:p>
          </table:table-cell>
          <table:table-cell table:style-name="ce4" table:formula="of:=ABS([.B3]-[.B4])" office:value-type="float" office:value="0.032140549999994" calcext:value-type="float">
            <text:p>0.03214055</text:p>
          </table:table-cell>
          <table:table-cell table:number-columns-repeated="1021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 office:value-type="float" office:value="-91.27182154" calcext:value-type="float">
            <text:p>-91.27182154</text:p>
          </table:table-cell>
          <table:table-cell table:style-name="ce5" table:formula="of:=ABS([.B4]-[.B5])" office:value-type="float" office:value="0.00933059000000469" calcext:value-type="float">
            <text:p>0.00933059</text:p>
          </table:table-cell>
          <table:table-cell table:number-columns-repeated="1021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 office:value-type="float" office:value="-91.27491398" calcext:value-type="float">
            <text:p>-91.27491398</text:p>
          </table:table-cell>
          <table:table-cell table:style-name="ce5" table:formula="of:=ABS([.B5]-[.B6])" office:value-type="float" office:value="0.00309243999998898" calcext:value-type="float">
            <text:p>0.00309244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91.27603587" calcext:value-type="float">
            <text:p>-91.27603587</text:p>
          </table:table-cell>
          <table:table-cell table:style-name="ce4" table:formula="of:=ABS([.B6]-[.B7])" office:value-type="float" office:value="0.0011218900000074" calcext:value-type="float">
            <text:p>0.00112189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91.27647023" calcext:value-type="float">
            <text:p>-91.27647023</text:p>
          </table:table-cell>
          <table:table-cell table:style-name="ce4" table:formula="of:=ABS([.B7]-[.B8])" office:value-type="float" office:value="0.000434359999999856" calcext:value-type="float">
            <text:p>0.00043436</text:p>
          </table:table-cell>
          <table:table-cell table:number-columns-repeated="102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91.27664762" calcext:value-type="float">
            <text:p>-91.27664762</text:p>
          </table:table-cell>
          <table:table-cell table:style-name="ce4" table:formula="of:=ABS([.B8]-[.B9])" office:value-type="float" office:value="0.000177390000004607" calcext:value-type="float">
            <text:p>0.00017739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91.27672276" calcext:value-type="float">
            <text:p>-91.27672276</text:p>
          </table:table-cell>
          <table:table-cell table:style-name="ce4" table:formula="of:=ABS([.B9]-[.B10])" office:value-type="float" office:value="0.0000751399999927571" calcext:value-type="float">
            <text:p>0.00007514</text:p>
          </table:table-cell>
          <table:table-cell table:number-columns-repeated="1021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8" loext:min-decimal-places="8" number:min-integer-digits="1"/>
    </number:number-style>
    <number:number-style style:name="N122">
      <number:number number:decimal-places="9" loext:min-decimal-places="9" number:min-integer-digits="1"/>
    </number:number-style>
    <number:number-style style:name="N123">
      <number:number number:decimal-places="10" loext:min-decimal-places="10" number:min-integer-digits="1"/>
    </number:number-style>
    <number:number-style style:name="N124">
      <number:number number:decimal-places="11" loext:min-decimal-places="11" number:min-integer-digits="1"/>
    </number:number-style>
    <number:number-style style:name="N125">
      <number:number number:decimal-places="15" loext:min-decimal-places="15" number:min-integer-digits="1"/>
    </number:number-style>
    <number:number-style style:name="N126">
      <number:number number:decimal-places="12" loext:min-decimal-places="12" number:min-integer-digits="1"/>
    </number:number-style>
    <number:number-style style:name="N127">
      <number:number number:decimal-places="13" loext:min-decimal-places="13" number:min-integer-digits="1"/>
    </number:number-style>
    <number:number-style style:name="N128">
      <number:number number:decimal-places="14" loext:min-decimal-places="14" number:min-integer-digits="1"/>
    </number:number-style>
    <number:number-style style:name="N129">
      <number:number number:decimal-places="16" loext:min-decimal-places="16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21">00/00/0000</text:date>, <text:time style:data-style-name="N2" text:time-value="19:07:48.28755338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1-13T07:21:04.508690666</meta:creation-date>
    <dc:date>2024-12-21T19:09:44.248576455</dc:date>
    <meta:editing-duration>PT21M54S</meta:editing-duration>
    <meta:editing-cycles>4</meta:editing-cycles>
    <meta:generator>LibreOffice/6.4.7.2$Linux_X86_64 LibreOffice_project/40$Build-2</meta:generator>
    <meta:document-statistic meta:table-count="1" meta:cell-count="30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-91.3" chart:maximum="-9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circle" chart:symbol-width="0.15cm" chart:symbol-height="0.15cm" chart:link-data-style-to-source="true"/>
      <style:graphic-properties draw:stroke="none" svg:stroke-width="0.051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0.44cm" svg:height="11.497cm" xlink:href=".." xlink:type="simple" chart:class="chart:scatter" chart:style-name="ch1">
        <chart:legend chart:legend-position="end" svg:x="19.447cm" svg:y="5.449cm" style:legend-expansion="high" chart:style-name="ch2"/>
        <chart:plot-area chart:style-name="ch3" table:cell-range-address="Sheet1.A2:Sheet1.B10 Sheet1.B1:Sheet1.B1" chart:data-source-has-labels="row" svg:x="0.408cm" svg:y="0.229cm" svg:width="18.631cm" svg:height="11.039cm">
          <chartooo:coordinate-region svg:x="1.612cm" svg:y="0.428cm" svg:width="17.241cm" svg:height="10.64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10" chart:label-cell-address="Sheet1.B1:Sheet1.B1" chart:class="chart:scatter">
            <chart:domain table:cell-range-address="Sheet1.A2:Sheet1.A10"/>
            <chart:data-point chart:repeated="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E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Sheet1.A2:Sheet1.A10</svg:desc>
                </draw:g>
              </table:table-cell>
              <table:table-cell office:value-type="float" office:value="-91.08705375">
                <text:p>-91.08705375</text:p>
                <draw:g>
                  <svg:desc>Sheet1.B2:Sheet1.B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-91.2303504">
                <text:p>-91.23035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-91.26249095">
                <text:p>-91.2624909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-91.27182154">
                <text:p>-91.2718215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-91.27491398">
                <text:p>-91.2749139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-91.27603587">
                <text:p>-91.2760358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-91.27647023">
                <text:p>-91.2764702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-91.27664762">
                <text:p>-91.2766476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-91.27672276">
                <text:p>-91.2767227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